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6aece" officeooo:paragraph-rsid="0016aece"/>
    </style:style>
    <style:style style:name="P2" style:family="paragraph" style:parent-style-name="Standard">
      <style:text-properties officeooo:rsid="0018d3c2" officeooo:paragraph-rsid="0018d3c2"/>
    </style:style>
    <style:style style:name="P3" style:family="paragraph" style:parent-style-name="Standard">
      <style:text-properties officeooo:rsid="0018d3c2" officeooo:paragraph-rsid="0049244e"/>
    </style:style>
    <style:style style:name="P4" style:family="paragraph" style:parent-style-name="Standard">
      <style:paragraph-properties fo:text-align="center" style:justify-single-word="false"/>
      <style:text-properties fo:font-size="16pt" officeooo:rsid="00230d81" officeooo:paragraph-rsid="00230d81" style:font-size-asian="16pt" style:font-size-complex="16pt"/>
    </style:style>
    <style:style style:name="P5" style:family="paragraph" style:parent-style-name="Standard">
      <style:paragraph-properties fo:text-align="end" style:justify-single-word="false"/>
      <style:text-properties fo:font-size="16pt" officeooo:rsid="0016aece" officeooo:paragraph-rsid="0016aece" style:font-size-asian="16pt" style:font-size-complex="16pt"/>
    </style:style>
    <style:style style:name="P6" style:family="paragraph" style:parent-style-name="Standard">
      <style:paragraph-properties fo:text-align="center" style:justify-single-word="false"/>
      <style:text-properties fo:font-size="18pt" officeooo:rsid="0016aece" officeooo:paragraph-rsid="0016aece" style:font-size-asian="18pt" style:font-size-complex="18pt"/>
    </style:style>
    <style:style style:name="P7" style:family="paragraph" style:parent-style-name="Standard">
      <style:paragraph-properties fo:text-align="center" style:justify-single-word="false"/>
      <style:text-properties fo:font-size="20pt" officeooo:rsid="0016aece" officeooo:paragraph-rsid="0016aece" style:font-size-asian="20pt" style:font-size-complex="20pt"/>
    </style:style>
    <style:style style:name="P8" style:family="paragraph" style:parent-style-name="Standard">
      <style:paragraph-properties fo:text-align="center" style:justify-single-word="false"/>
      <style:text-properties fo:font-size="20pt" officeooo:rsid="0016aece" officeooo:paragraph-rsid="00230d81" style:font-size-asian="20pt" style:font-size-complex="20pt"/>
    </style:style>
    <style:style style:name="P9" style:family="paragraph" style:parent-style-name="Standard">
      <style:paragraph-properties fo:text-align="center" style:justify-single-word="false"/>
      <style:text-properties fo:font-weight="bold" officeooo:rsid="0016aece" officeooo:paragraph-rsid="0016aece" style:font-weight-asian="bold" style:font-weight-complex="bold"/>
    </style:style>
    <style:style style:name="P10" style:family="paragraph" style:parent-style-name="Standard">
      <style:paragraph-properties fo:text-align="center" style:justify-single-word="false"/>
      <style:text-properties fo:font-size="22pt" officeooo:rsid="00491856" officeooo:paragraph-rsid="00491856" style:font-size-asian="22pt" style:font-size-complex="22pt"/>
    </style:style>
    <style:style style:name="P11" style:family="paragraph" style:parent-style-name="Text_20_body">
      <style:text-properties officeooo:rsid="0018d3c2" officeooo:paragraph-rsid="0018d3c2"/>
    </style:style>
    <style:style style:name="P12" style:family="paragraph" style:parent-style-name="Text_20_body">
      <style:text-properties officeooo:rsid="001922ac" officeooo:paragraph-rsid="001922ac"/>
    </style:style>
    <style:style style:name="P13" style:family="paragraph" style:parent-style-name="Text_20_body">
      <style:text-properties officeooo:rsid="00199263" officeooo:paragraph-rsid="00199263"/>
    </style:style>
    <style:style style:name="P14" style:family="paragraph" style:parent-style-name="Text_20_body">
      <style:text-properties officeooo:rsid="00199263" officeooo:paragraph-rsid="002a2f56"/>
    </style:style>
    <style:style style:name="P15" style:family="paragraph" style:parent-style-name="Text_20_body">
      <style:text-properties officeooo:rsid="00199263" officeooo:paragraph-rsid="002c4c79"/>
    </style:style>
    <style:style style:name="P16" style:family="paragraph" style:parent-style-name="Text_20_body">
      <style:text-properties officeooo:paragraph-rsid="001aecb3"/>
    </style:style>
    <style:style style:name="P17" style:family="paragraph" style:parent-style-name="Text_20_body">
      <style:text-properties officeooo:rsid="001b948a" officeooo:paragraph-rsid="001b948a"/>
    </style:style>
    <style:style style:name="P18" style:family="paragraph" style:parent-style-name="Text_20_body">
      <style:text-properties officeooo:rsid="001d798f" officeooo:paragraph-rsid="001d798f"/>
    </style:style>
    <style:style style:name="P19" style:family="paragraph" style:parent-style-name="Text_20_body">
      <style:text-properties officeooo:rsid="001d798f" officeooo:paragraph-rsid="002e3d17"/>
    </style:style>
    <style:style style:name="P20" style:family="paragraph" style:parent-style-name="Text_20_body">
      <style:text-properties officeooo:rsid="001f2bab" officeooo:paragraph-rsid="001f2bab"/>
    </style:style>
    <style:style style:name="P21" style:family="paragraph" style:parent-style-name="Text_20_body">
      <style:text-properties officeooo:rsid="001fbc70" officeooo:paragraph-rsid="001fbc70"/>
    </style:style>
    <style:style style:name="P22" style:family="paragraph" style:parent-style-name="Text_20_body">
      <style:text-properties officeooo:rsid="002d7bf6" officeooo:paragraph-rsid="002d7bf6"/>
    </style:style>
    <style:style style:name="P23" style:family="paragraph" style:parent-style-name="Text_20_body">
      <style:text-properties officeooo:rsid="003024d4" officeooo:paragraph-rsid="003024d4"/>
    </style:style>
    <style:style style:name="P24" style:family="paragraph" style:parent-style-name="Text_20_body">
      <style:paragraph-properties fo:text-align="start" style:justify-single-word="false"/>
      <style:text-properties officeooo:rsid="003582ca" officeooo:paragraph-rsid="003582ca"/>
    </style:style>
    <style:style style:name="P25" style:family="paragraph" style:parent-style-name="Text_20_body">
      <style:paragraph-properties fo:text-align="justify" style:justify-single-word="false"/>
      <style:text-properties officeooo:rsid="003582ca" officeooo:paragraph-rsid="003582ca"/>
    </style:style>
    <style:style style:name="P26" style:family="paragraph" style:parent-style-name="Text_20_body">
      <style:paragraph-properties fo:text-align="start" style:justify-single-word="false"/>
      <style:text-properties officeooo:paragraph-rsid="003582ca"/>
    </style:style>
    <style:style style:name="P27" style:family="paragraph" style:parent-style-name="Text_20_body">
      <style:text-properties officeooo:rsid="0036f32d" officeooo:paragraph-rsid="0036f32d"/>
    </style:style>
    <style:style style:name="P28" style:family="paragraph" style:parent-style-name="Text_20_body">
      <style:text-properties officeooo:rsid="0038f002" officeooo:paragraph-rsid="001fbc70"/>
    </style:style>
    <style:style style:name="P29" style:family="paragraph" style:parent-style-name="Text_20_body">
      <style:text-properties officeooo:rsid="003f7108" officeooo:paragraph-rsid="003f7108"/>
    </style:style>
    <style:style style:name="P30" style:family="paragraph" style:parent-style-name="Text_20_body">
      <style:text-properties officeooo:rsid="003fde6f" officeooo:paragraph-rsid="003fde6f"/>
    </style:style>
    <style:style style:name="P31" style:family="paragraph" style:parent-style-name="Text_20_body">
      <style:text-properties officeooo:rsid="001aecb3" officeooo:paragraph-rsid="002a2f56"/>
    </style:style>
    <style:style style:name="P32" style:family="paragraph" style:parent-style-name="Text_20_body">
      <style:text-properties officeooo:rsid="001aecb3" officeooo:paragraph-rsid="0025b9e8"/>
    </style:style>
    <style:style style:name="P33" style:family="paragraph" style:parent-style-name="Text_20_body">
      <style:paragraph-properties fo:text-align="end" style:justify-single-word="false" fo:break-before="page"/>
      <style:text-properties officeooo:rsid="0039f9c0" officeooo:paragraph-rsid="003582ca"/>
    </style:style>
    <style:style style:name="P34" style:family="paragraph" style:parent-style-name="Frame_20_contents">
      <style:text-properties officeooo:rsid="001f2bab" officeooo:paragraph-rsid="001f2bab"/>
    </style:style>
    <style:style style:name="P35" style:family="paragraph" style:parent-style-name="Frame_20_contents">
      <style:text-properties officeooo:rsid="003b8bf2" officeooo:paragraph-rsid="003b8bf2"/>
    </style:style>
    <style:style style:name="P36" style:family="paragraph" style:parent-style-name="Lisa">
      <style:paragraph-properties fo:text-align="end" style:justify-single-word="false"/>
    </style:style>
    <style:style style:name="P37" style:family="paragraph" style:parent-style-name="Contents_20_Heading">
      <style:text-properties officeooo:rsid="0018d3c2" officeooo:paragraph-rsid="0049244e"/>
    </style:style>
    <style:style style:name="P38" style:family="paragraph" style:parent-style-name="Contents_20_1">
      <style:paragraph-properties>
        <style:tab-stops>
          <style:tab-stop style:position="152.91mm" style:type="right" style:leader-style="dotted" style:leader-text="."/>
        </style:tab-stops>
      </style:paragraph-properties>
    </style:style>
    <style:style style:name="P39" style:family="paragraph" style:parent-style-name="Contents_20_2">
      <style:paragraph-properties>
        <style:tab-stops>
          <style:tab-stop style:position="147.92mm" style:type="right" style:leader-style="dotted" style:leader-text="."/>
        </style:tab-stops>
      </style:paragraph-properties>
    </style:style>
    <style:style style:name="P40" style:family="paragraph" style:parent-style-name="Contents_20_3">
      <style:paragraph-properties>
        <style:tab-stops>
          <style:tab-stop style:position="142.93m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fo:font-size="20pt" officeooo:rsid="0016aece" officeooo:paragraph-rsid="0016aece" style:font-size-asian="20pt" style:font-size-complex="20pt"/>
    </style:style>
    <style:style style:name="P42"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43" style:family="paragraph" style:parent-style-name="Text_20_body" style:master-page-name="First_20_Page">
      <style:paragraph-properties style:page-number="auto"/>
      <style:text-properties officeooo:rsid="001922ac" officeooo:paragraph-rsid="001922ac"/>
    </style:style>
    <style:style style:name="P44" style:family="paragraph" style:parent-style-name="Text_20_body" style:list-style-name="L1">
      <style:paragraph-properties fo:text-align="justify" style:justify-single-word="false"/>
      <style:text-properties officeooo:rsid="0038b0ca" officeooo:paragraph-rsid="0038b0ca"/>
    </style:style>
    <style:style style:name="P45" style:family="paragraph" style:parent-style-name="Text_20_body" style:list-style-name="L1">
      <style:paragraph-properties fo:text-align="justify" style:justify-single-word="false"/>
      <style:text-properties officeooo:rsid="0038f002" officeooo:paragraph-rsid="0038f002"/>
    </style:style>
    <style:style style:name="P46" style:family="paragraph" style:parent-style-name="Text_20_body" style:list-style-name="L1">
      <style:paragraph-properties fo:text-align="justify" style:justify-single-word="false"/>
      <style:text-properties officeooo:rsid="0038f002" officeooo:paragraph-rsid="0039f9c0"/>
    </style:style>
    <style:style style:name="P47" style:family="paragraph" style:parent-style-name="Text_20_body" style:list-style-name="L1">
      <style:paragraph-properties fo:text-align="justify" style:justify-single-word="false"/>
      <style:text-properties officeooo:rsid="0039f9c0" officeooo:paragraph-rsid="0039f9c0"/>
    </style:style>
    <style:style style:name="P48" style:family="paragraph" style:parent-style-name="Heading_20_1">
      <style:text-properties officeooo:rsid="0018d3c2"/>
    </style:style>
    <style:style style:name="P49" style:family="paragraph" style:parent-style-name="Heading_20_1">
      <style:text-properties officeooo:rsid="001922ac" officeooo:paragraph-rsid="001922ac"/>
    </style:style>
    <style:style style:name="P50" style:family="paragraph" style:parent-style-name="Heading_20_1" style:master-page-name="First_20_Page">
      <style:paragraph-properties style:page-number="auto"/>
      <style:text-properties officeooo:rsid="0018d3c2" officeooo:paragraph-rsid="0018d3c2"/>
    </style:style>
    <style:style style:name="P51" style:family="paragraph" style:parent-style-name="Heading_20_1" style:master-page-name="First_20_Page">
      <style:paragraph-properties style:page-number="auto"/>
      <style:text-properties officeooo:rsid="00199263" officeooo:paragraph-rsid="00199263"/>
    </style:style>
    <style:style style:name="P52" style:family="paragraph" style:parent-style-name="Heading_20_1" style:master-page-name="First_20_Page">
      <style:paragraph-properties style:page-number="auto"/>
      <style:text-properties officeooo:rsid="001b948a" officeooo:paragraph-rsid="001b948a"/>
    </style:style>
    <style:style style:name="P53" style:family="paragraph" style:parent-style-name="Heading_20_1" style:master-page-name="First_20_Page">
      <style:paragraph-properties style:page-number="auto"/>
      <style:text-properties officeooo:rsid="001d798f" officeooo:paragraph-rsid="001d798f"/>
    </style:style>
    <style:style style:name="P54" style:family="paragraph" style:parent-style-name="Heading_20_1" style:master-page-name="First_20_Page">
      <style:paragraph-properties style:page-number="auto"/>
      <style:text-properties officeooo:rsid="001fbc70" officeooo:paragraph-rsid="001fbc70"/>
    </style:style>
    <style:style style:name="P55" style:family="paragraph" style:parent-style-name="Heading_20_1" style:master-page-name="First_20_Page">
      <style:paragraph-properties style:page-number="auto"/>
      <style:text-properties officeooo:rsid="00340715" officeooo:paragraph-rsid="00340715"/>
    </style:style>
    <style:style style:name="P56" style:family="paragraph" style:parent-style-name="Heading_20_1" style:master-page-name="First_20_Page">
      <style:paragraph-properties fo:text-align="center" style:justify-single-word="false" style:page-number="auto"/>
      <style:text-properties officeooo:rsid="003582ca" officeooo:paragraph-rsid="003582ca"/>
    </style:style>
    <style:style style:name="P57" style:family="paragraph" style:parent-style-name="Heading_20_2">
      <style:text-properties officeooo:paragraph-rsid="001d798f"/>
    </style:style>
    <style:style style:name="P58" style:family="paragraph" style:parent-style-name="Heading_20_2">
      <style:text-properties officeooo:rsid="001f2bab" officeooo:paragraph-rsid="001f2bab"/>
    </style:style>
    <style:style style:name="P59" style:family="paragraph" style:parent-style-name="Heading_20_2">
      <style:text-properties officeooo:rsid="001fbc70"/>
    </style:style>
    <style:style style:name="P60" style:family="paragraph" style:parent-style-name="Heading_20_2">
      <style:text-properties officeooo:rsid="001fbc70" officeooo:paragraph-rsid="001fbc70"/>
    </style:style>
    <style:style style:name="P61" style:family="paragraph" style:parent-style-name="Heading_20_3">
      <style:text-properties officeooo:rsid="001d798f" officeooo:paragraph-rsid="001d798f"/>
    </style:style>
    <style:style style:name="P62" style:family="paragraph" style:parent-style-name="Heading_20_3">
      <style:text-properties officeooo:paragraph-rsid="001d798f"/>
    </style:style>
    <style:style style:name="P63" style:family="paragraph" style:parent-style-name="Heading_20_3">
      <style:text-properties officeooo:rsid="002d7bf6" officeooo:paragraph-rsid="002d7bf6"/>
    </style:style>
    <style:style style:name="P64" style:family="paragraph" style:parent-style-name="Contents_20_Heading" style:master-page-name="First_20_Page">
      <style:paragraph-properties style:page-number="auto"/>
    </style:style>
    <style:style style:name="T1" style:family="text">
      <style:text-properties officeooo:rsid="00199263"/>
    </style:style>
    <style:style style:name="T2" style:family="text">
      <style:text-properties officeooo:rsid="001aecb3"/>
    </style:style>
    <style:style style:name="T3" style:family="text">
      <style:text-properties fo:font-variant="normal" fo:text-transform="none" fo:color="#000000" style:font-name="Times New Roman1" fo:font-size="14pt" fo:letter-spacing="normal" fo:font-style="normal" fo:font-weight="normal" officeooo:rsid="001aecb3"/>
    </style:style>
    <style:style style:name="T4" style:family="text">
      <style:text-properties fo:font-variant="normal" fo:text-transform="none" fo:color="#000000" style:font-name="Times New Roman1" fo:font-size="14pt" fo:letter-spacing="normal" fo:font-style="normal" fo:font-weight="normal" officeooo:rsid="00199263"/>
    </style:style>
    <style:style style:name="T5" style:family="text">
      <style:text-properties officeooo:rsid="001d798f"/>
    </style:style>
    <style:style style:name="T6" style:family="text">
      <style:text-properties officeooo:rsid="001f2bab"/>
    </style:style>
    <style:style style:name="T7" style:family="text">
      <style:text-properties officeooo:rsid="001fbc70"/>
    </style:style>
    <style:style style:name="T8" style:family="text">
      <style:text-properties officeooo:rsid="002367f7"/>
    </style:style>
    <style:style style:name="T9" style:family="text">
      <style:text-properties officeooo:rsid="0026a786"/>
    </style:style>
    <style:style style:name="T10" style:family="text">
      <style:text-properties officeooo:rsid="002a2f56"/>
    </style:style>
    <style:style style:name="T11" style:family="text">
      <style:text-properties officeooo:rsid="002a4bc1"/>
    </style:style>
    <style:style style:name="T12" style:family="text">
      <style:text-properties officeooo:rsid="002b89cd"/>
    </style:style>
    <style:style style:name="T13" style:family="text">
      <style:text-properties officeooo:rsid="002c2a74"/>
    </style:style>
    <style:style style:name="T14" style:family="text">
      <style:text-properties officeooo:rsid="002c52f3"/>
    </style:style>
    <style:style style:name="T15" style:family="text">
      <style:text-properties officeooo:rsid="002d7bf6"/>
    </style:style>
    <style:style style:name="T16" style:family="text">
      <style:text-properties officeooo:rsid="002e3d17"/>
    </style:style>
    <style:style style:name="T17" style:family="text">
      <style:text-properties officeooo:rsid="002f60b1"/>
    </style:style>
    <style:style style:name="T18" style:family="text">
      <style:text-properties officeooo:rsid="003024d4"/>
    </style:style>
    <style:style style:name="T19" style:family="text">
      <style:text-properties officeooo:rsid="00321d3d"/>
    </style:style>
    <style:style style:name="T20" style:family="text">
      <style:text-properties officeooo:rsid="00322efb"/>
    </style:style>
    <style:style style:name="T21" style:family="text">
      <style:text-properties officeooo:rsid="003582ca"/>
    </style:style>
    <style:style style:name="T22" style:family="text">
      <style:text-properties officeooo:rsid="00383c51"/>
    </style:style>
    <style:style style:name="T23" style:family="text">
      <style:text-properties officeooo:rsid="0038b0ca"/>
    </style:style>
    <style:style style:name="T24" style:family="text">
      <style:text-properties officeooo:rsid="003ba37b"/>
    </style:style>
    <style:style style:name="T25" style:family="text">
      <style:text-properties officeooo:rsid="003cd52f"/>
    </style:style>
    <style:style style:name="T26" style:family="text">
      <style:text-properties officeooo:rsid="003ec063"/>
    </style:style>
    <style:style style:name="T27" style:family="text">
      <style:text-properties officeooo:rsid="002480e8"/>
    </style:style>
    <style:style style:name="T28" style:family="text">
      <style:text-properties officeooo:rsid="003fde6f"/>
    </style:style>
    <style:style style:name="T29" style:family="text">
      <style:text-properties officeooo:rsid="0041239b"/>
    </style:style>
    <style:style style:name="T30" style:family="text">
      <style:text-properties officeooo:rsid="0046a65e"/>
    </style:style>
    <style:style style:name="T31" style:family="text">
      <style:text-properties officeooo:rsid="004b8ed0"/>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a"/>
      </text:sequence-decls>
      <text:p text:style-name="P41">TALLINNA POLÜTEHNIKUM</text:p>
      <text:p text:style-name="P4">IT ja telekommunikatsioon erialaosakond</text:p>
      <text:p text:style-name="P1"/>
      <text:p text:style-name="P1"/>
      <text:p text:style-name="P1"/>
      <text:p text:style-name="P1"/>
      <text:p text:style-name="P1"/>
      <text:p text:style-name="P1"/>
      <text:p text:style-name="P1"/>
      <text:p text:style-name="P8">Keijo Kapp</text:p>
      <text:p text:style-name="P1"/>
      <text:p text:style-name="P10">Asd</text:p>
      <text:p text:style-name="P1"/>
      <text:p text:style-name="P1"/>
      <text:p text:style-name="P7">Lõputöö</text:p>
      <text:p text:style-name="P1"/>
      <text:p text:style-name="P1"/>
      <text:p text:style-name="P1"/>
      <text:p text:style-name="P9">ARVUTID JA ARVUTIVÄRGUD</text:p>
      <text:p text:style-name="P1"/>
      <text:p text:style-name="P9">PA-12A</text:p>
      <text:p text:style-name="P1"/>
      <text:p text:style-name="P1"/>
      <text:p text:style-name="P5">Juhendaja: … <text:s/></text:p>
      <text:p text:style-name="P1"/>
      <text:p text:style-name="P1"/>
      <text:p text:style-name="P1"/>
      <text:p text:style-name="P1"/>
      <text:p text:style-name="P1"/>
      <text:p text:style-name="P6">Tallinn 2015</text:p>
      <text:p text:style-name="P42">AUTORIDEKLARATSIOON</text:p>
      <text:p text:style-name="Standard"/>
      <text:p text:style-name="Standard">Deklareerin, et käesolev lõputöö, mis on minu iseseisva töö tulemus, on esitatud Tallinna Polütehnikumi lõputunnistuse taotlemiseks Arvutid ja arvutivõrgud erialal. Lõputöö alusel ei ole varem eriala lõputunnistust taotletud.</text:p>
      <text:p text:style-name="Standard"/>
      <text:p text:style-name="Standard"/>
      <text:p text:style-name="P2">Autor Keijo Kapp …...................................</text:p>
      <text:p text:style-name="P2"><text:s text:c="37"/>(allkiri ja kuupäev)</text:p>
      <text:p text:style-name="P2"/>
      <text:p text:style-name="P2"/>
      <text:p text:style-name="P2"/>
      <text:p text:style-name="P2">Töö vastab kehtivatele nõuetele (<text:span text:style-name="T8">nope really</text:span>...)</text:p>
      <text:p text:style-name="P2"/>
      <text:p text:style-name="P2"/>
      <text:p text:style-name="P2">Juhendaja ..................................</text:p>
      <text:p text:style-name="P2"><text:s text:c="20"/>(allkiri ja kuupäev)</text:p>
      <text:p text:style-name="P3"/>
      <text:p text:style-name="P3"/>
      <text:p text:style-name="P3">Juhendaja ..................................</text:p>
      <text:p text:style-name="P3"><text:s text:c="20"/>(allkiri ja kuupäev)</text:p>
      <text:p text:style-name="P37"/>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Sisukord</text:p>
          </text:index-title>
          <text:p text:style-name="P38"><text:a xlink:type="simple" xlink:href="#__RefHeading__295_1302403536" text:style-name="Index_20_Link" text:visited-style-name="Index_20_Link">Lühendid ja terminid<text:tab/>4</text:a></text:p>
          <text:p text:style-name="P38"><text:a xlink:type="simple" xlink:href="#__RefHeading__297_1302403536" text:style-name="Index_20_Link" text:visited-style-name="Index_20_Link">Sissejuhatus<text:tab/>5</text:a></text:p>
          <text:p text:style-name="P38"><text:a xlink:type="simple" xlink:href="#__RefHeading__299_1302403536" text:style-name="Index_20_Link" text:visited-style-name="Index_20_Link">1. Lahenduse kasutajad …<text:tab/>6</text:a></text:p>
          <text:p text:style-name="P38"><text:a xlink:type="simple" xlink:href="#__RefHeading__301_1302403536" text:style-name="Index_20_Link" text:visited-style-name="Index_20_Link">2. Lahendatav probleem<text:tab/>7</text:a></text:p>
          <text:p text:style-name="P38"><text:a xlink:type="simple" xlink:href="#__RefHeading__303_1302403536" text:style-name="Index_20_Link" text:visited-style-name="Index_20_Link">3. Analüüs<text:tab/>8</text:a></text:p>
          <text:p text:style-name="P39"><text:a xlink:type="simple" xlink:href="#__RefHeading__315_1302403536" text:style-name="Index_20_Link" text:visited-style-name="Index_20_Link">3.3. Kasutatavad tehnoloogiad<text:tab/>8</text:a></text:p>
          <text:p text:style-name="P40"><text:a xlink:type="simple" xlink:href="#__RefHeading__319_1302403536" text:style-name="Index_20_Link" text:visited-style-name="Index_20_Link">3.3.2 dababaasiüllitis<text:tab/>8</text:a></text:p>
          <text:p text:style-name="P38"><text:a xlink:type="simple" xlink:href="#__RefHeading__323_1302403536" text:style-name="Index_20_Link" text:visited-style-name="Index_20_Link">4. Töö teostus<text:tab/>9</text:a></text:p>
          <text:p text:style-name="P39"><text:a xlink:type="simple" xlink:href="#__RefHeading__325_1302403536" text:style-name="Index_20_Link" text:visited-style-name="Index_20_Link">4.1. Andmebaasi toimingute teostamine<text:tab/>9</text:a></text:p>
          <text:p text:style-name="P40"><text:a xlink:type="simple" xlink:href="#__RefHeading__327_1302403536" text:style-name="Index_20_Link" text:visited-style-name="Index_20_Link">4.1.3. Tabel 1<text:tab/>9</text:a></text:p>
          <text:p text:style-name="P39"><text:a xlink:type="simple" xlink:href="#__RefHeading__329_1302403536" text:style-name="Index_20_Link" text:visited-style-name="Index_20_Link">4.2. Failide struktuuri loomine<text:tab/>9</text:a></text:p>
          <text:p text:style-name="P39"><text:a xlink:type="simple" xlink:href="#__RefHeading__331_1302403536" text:style-name="Index_20_Link" text:visited-style-name="Index_20_Link">4.3. Arendamine<text:tab/>10</text:a></text:p>
          <text:p text:style-name="P40"><text:a xlink:type="simple" xlink:href="#__RefHeading__333_1302403536" text:style-name="Index_20_Link" text:visited-style-name="Index_20_Link">4.3.1. Toiming 1<text:tab/>10</text:a></text:p>
          <text:p text:style-name="P40"><text:a xlink:type="simple" xlink:href="#__RefHeading__335_1302403536" text:style-name="Index_20_Link" text:visited-style-name="Index_20_Link">4.3.1. Toiming 2<text:tab/>10</text:a></text:p>
          <text:p text:style-name="P39"><text:a xlink:type="simple" xlink:href="#__RefHeading__337_1302403536" text:style-name="Index_20_Link" text:visited-style-name="Index_20_Link">4.3. Testimine<text:tab/>10</text:a></text:p>
          <text:p text:style-name="P38"><text:a xlink:type="simple" xlink:href="#__RefHeading__339_1302403536" text:style-name="Index_20_Link" text:visited-style-name="Index_20_Link">5. Töö väljastamine kliendile<text:tab/>11</text:a></text:p>
          <text:p text:style-name="P39"><text:a xlink:type="simple" xlink:href="#__RefHeading__341_1302403536" text:style-name="Index_20_Link" text:visited-style-name="Index_20_Link">5.1. Kliendipoolne testimine<text:tab/>11</text:a></text:p>
          <text:p text:style-name="P39"><text:a xlink:type="simple" xlink:href="#__RefHeading__343_1302403536" text:style-name="Index_20_Link" text:visited-style-name="Index_20_Link">5.2. Töö viimine tootmiskeskkonda<text:tab/>11</text:a></text:p>
          <text:p text:style-name="P38"><text:a xlink:type="simple" xlink:href="#__RefHeading__345_1302403536" text:style-name="Index_20_Link" text:visited-style-name="Index_20_Link">6. Tehtud töö tulevik<text:tab/>12</text:a></text:p>
          <text:p text:style-name="P38"><text:a xlink:type="simple" xlink:href="#__RefHeading__347_1302403536" text:style-name="Index_20_Link" text:visited-style-name="Index_20_Link">Kokkuvõte<text:tab/>13</text:a></text:p>
          <text:p text:style-name="P38"><text:a xlink:type="simple" xlink:href="#__RefHeading__349_1302403536" text:style-name="Index_20_Link" text:visited-style-name="Index_20_Link">Allikad<text:tab/>14</text:a></text:p>
          <text:p text:style-name="P38"><text:a xlink:type="simple" xlink:href="#__RefHeading__351_1302403536" text:style-name="Index_20_Link" text:visited-style-name="Index_20_Link">Lisad<text:tab/>15</text:a></text:p>
        </text:index-body>
      </text:table-of-content>
      <text:h text:style-name="P48" text:outline-level="1"/>
      <text:h text:style-name="P50" text:outline-level="1"><text:bookmark-start text:name="__RefHeading__295_1302403536"/>Lühendid ja terminid<text:bookmark-end text:name="__RefHeading__295_1302403536"/></text:h>
      <text:p text:style-name="P11"/>
      <text:p text:style-name="P12"/>
      <text:p text:style-name="P29">RDBMS <text:span text:style-name="T27">– </text:span></text:p>
      <text:p text:style-name="P30"/>
      <text:p text:style-name="P43"/>
      <text:h text:style-name="P49" text:outline-level="1"><text:bookmark-start text:name="__RefHeading__297_1302403536"/>Sissejuhatus<text:bookmark-end text:name="__RefHeading__297_1302403536"/></text:h>
      <text:p text:style-name="P13">Nüüd peaks mõtlema ka hakkama...</text:p>
      <text:p text:style-name="P13">Iga süseem, sh veebirakendus kuulub suuremasse süsteemi. Nt kui tellitakse koduleht, ss kuulub see tellija turundussüšteemi juurde. Kodulehe moodul moodul kuulub kodulehe enda süsteemi. Esimene lõik peaksi olema selle “suurema” süsteemi kirjeldus.</text:p>
      <text:p text:style-name="P13">Teine lõik oleks ehk sellest, mis rolli peaks täitma lõputöö raames valmistatav lahendus selles süsteemis (kodulehe näitel on sellel oluline roll ettevõtte turundamisel internetis).</text:p>
      <text:p text:style-name="P14"><text:span text:style-name="T10">J</text:span>uhul, kui tegeimst on mingi mooduliga/osaga varem valminud süsteemile/rakendusele, ss rakenduse põhjalik kirjeldus, selle kasutajad, selle funktsionaalsuse detailid.</text:p>
      <text:p text:style-name="P31">Mida lõputöö hõlma<text:span text:style-name="T11">b</text:span> (programmeerimine, sh milline programmeerimine, keeled, keskkonnad (kliendipoolne ja/või serveripoolne)? Lahenduse jaoks infrastruktuuri paigaldamine? Miski muu IT värk?).</text:p>
      <text:p text:style-name="P31">Ajakasutus... aeg, mis planeerit<text:span text:style-name="T12">akse</text:span> lõputöö kirjutamiseks (ning vastava lahenduse loomiseks)? <text:span text:style-name="T13">(a</text:span>eg, mis reaalselt kulus <text:span text:style-name="T13">peaks minema kokkuvõttesse)</text:span></text:p>
      <text:p text:style-name="P32"><text:span text:style-name="T9">Lõ</text:span>putöö ülesehitus, kuigi see on üsna lühike lõputöö (30+lk?).</text:p>
      <text:p text:style-name="P13">…</text:p>
      <text:p text:style-name="P13"/>
      <text:p text:style-name="P13"/>
      <text:h text:style-name="P51" text:outline-level="1"><text:bookmark-start text:name="__RefHeading__299_1302403536"/>1. Lahenduse <text:span text:style-name="T28">kasutajad</text:span> …<text:bookmark-end text:name="__RefHeading__299_1302403536"/></text:h>
      <text:p text:style-name="P15"/>
      <text:h text:style-name="P51" text:outline-level="1"><text:bookmark-start text:name="__RefHeading__301_1302403536"/>2. Lahendatav probleem<text:bookmark-end text:name="__RefHeading__301_1302403536"/></text:h>
      <text:p text:style-name="P16"><text:span text:style-name="T1">Pealkiri on kopeeritud teisest lõputööst (</text:span><text:span text:style-name="T4">Anne-Ly Nguyen Thien, </text:span><text:span text:style-name="T3">2013</text:span><text:span text:style-name="T2">) :). Vajab tõenäoliselt ümbersõnastamist. (ei tasu nii pessimistlik olla, et “probleemid” igal pool)</text:span></text:p>
      <text:p text:style-name="P13">Kliendi/tellija/süsteemi haldaja soovid/probeemid, sh. praeguste lahenduste (kui neid on) <text:span text:style-name="T22">probleemi lahendamiseks </text:span>mittesobimise põhjused.</text:p>
      <text:p text:style-name="P13"/>
      <text:p text:style-name="P13"/>
      <text:p text:style-name="P13">/* see ei peaks eriti pikk olema, ühest lehest vb piisab */</text:p>
      <text:h text:style-name="P52" text:outline-level="1"><text:bookmark-start text:name="__RefHeading__303_1302403536"/>3. <text:span text:style-name="T29">Analüüs</text:span><text:bookmark-end text:name="__RefHeading__303_1302403536"/></text:h>
      <text:p text:style-name="P17">Siin tuleks nüüd mõtlemisvõimet ka kasutada</text:p>
      <text:p text:style-name="P17">Tõenäoliselt on tegemist mingit laadi veebiarendusega nii serveri kui kliendi poolel.</text:p>
      <text:p text:style-name="P17">Seega kujundus - peaks võimalikult vara välja mõtlema, et pärast <text:span text:style-name="T14">selle üle otsustamisele</text:span> <text:span text:style-name="T14">hiljem aega ei kuluks, arvestade minu kunstilise loomingulisuse puudumist</text:span>.</text:p>
      <text:p text:style-name="P17">Loodava funktsionaalsuse detailid, mis juhul miski peaks juhtuma?</text:p>
      <text:h text:style-name="P57" text:outline-level="2"><text:bookmark-start text:name="__RefHeading__315_1302403536"/>3.<text:span text:style-name="T5">3</text:span>. <text:span text:style-name="T5">Kasutatavad tehnoloogiad</text:span><text:bookmark-end text:name="__RefHeading__315_1302403536"/></text:h>
      <text:h text:style-name="P61" text:outline-level="3"><text:bookmark-start text:name="__RefHeading__319_1302403536"/>3.3.2 dababaasiüllitis<text:bookmark-end text:name="__RefHeading__319_1302403536"/></text:h>
      <text:p text:style-name="P18">Oeh, tundub, et mul tuleb PostgreSQLiga tegemist</text:p>
      <text:h text:style-name="P53" text:outline-level="1"><text:bookmark-start text:name="__RefHeading__323_1302403536"/>4. <text:span text:style-name="T6">Töö teostus</text:span><text:bookmark-end text:name="__RefHeading__323_1302403536"/></text:h>
      <text:p text:style-name="P18">Egas midagi, nüüd hakkab koodimine pihta... siiski, kuna andmevaade on (loodetavast<text:span text:style-name="T16">i</text:span>) praeguseks valmis, ss saab ja oleks mõistlik teha siin andmebaasi tabelid ning luua [test?] andmed.</text:p>
      <text:h text:style-name="Heading_20_2" text:outline-level="2"><text:bookmark-start text:name="__RefHeading__325_1302403536"/>4.1. <text:span text:style-name="T5">Andmebaasi toimingute teostamine</text:span><text:bookmark-end text:name="__RefHeading__325_1302403536"/></text:h>
      <text:p text:style-name="P19">Andmebaasi nimi? <text:span text:style-name="T16">Mida see andmebaas veel sisaldab (nt mooduli korral)?</text:span></text:p>
      <text:p text:style-name="P19">Ma eelistaks siia <text:span text:style-name="T15">kirjutada</text:span> DDL päringud, mida on vaja teha. Nendeks peaks olema tabelite tegemise päringud, võtmete loomine ja seostamine (üdjuhul tehakse minu teada harva), <text:span text:style-name="T15">kodeeringute</text:span> <text:span text:style-name="T15">&amp;</text:span> vormingute paika panemine <text:span text:style-name="T15">etc.</text:span></text:p>
      <text:h text:style-name="P62" text:outline-level="3"><text:bookmark-start text:name="__RefHeading__327_1302403536"/>4.1.<text:span text:style-name="T5">3. Tabel 1</text:span><text:bookmark-end text:name="__RefHeading__327_1302403536"/></text:h>
      <text:p text:style-name="P20"><draw:frame draw:style-name="fr1" draw:name="Frame1" text:anchor-type="paragraph" svg:width="125.06mm" draw:z-index="0"><draw:text-box fo:min-height="22.51mm"><text:p text:style-name="P34">CREATE TABLE ...(</text:p><text:p text:style-name="P34"><text:tab/>id SERIAL # primaarvõti</text:p><text:p text:style-name="P34">)</text:p></draw:text-box></draw:frame>Näidisena kasutatava lõputöö autor on nö “tehnilise” struktuuri ja <text:span text:style-name="T15">keskmisele </text:span>inimesele arusaadava tabeli eraldi välja toonud... mulle meeldiks kogu see pärin<text:span text:style-name="T15">g</text:span> lihtsalt kirja panna koos SQL kommentaaridega, sest üks pärin<text:span text:style-name="T15">g</text:span> ütleb rohkem kui kümme tabelirida ning on tehniliselt täpsem ning lihtsalt uuesti kasutatav. Kuigi ruumitäiteks võib ka eraldi välja tuua.</text:p>
      <text:h text:style-name="P58" text:outline-level="2"><text:bookmark-start text:name="__RefHeading__329_1302403536"/>4.2. <text:span text:style-name="T16">F</text:span>ailide <text:span text:style-name="T16">struktuuri</text:span> loomine<text:bookmark-end text:name="__RefHeading__329_1302403536"/></text:h>
      <text:p text:style-name="P20">Kui tegemist on uue süsteemiga (midagi nagu sü<text:span text:style-name="T15">s</text:span>teemiprogemises “main” funktsioon), st mitte moodul, tuleks failistruktuur alguses üles ehitada ning see eraldi etapina välja tuua.</text:p>
      <text:p text:style-name="P20">/* TODO: kas see tuleks projekteerimise/planeerimise juures välja tuua? */</text:p>
      <text:h text:style-name="P58" text:outline-level="2"><text:bookmark-start text:name="__RefHeading__331_1302403536"/><text:soft-page-break/>4.3. Arendamine<text:bookmark-end text:name="__RefHeading__331_1302403536"/></text:h>
      <text:p text:style-name="P20">Võibolla tuleks <text:span text:style-name="T18">eraldi </text:span>välja tuua põhilised etapi<text:span text:style-name="T17">d</text:span> siinkohas <text:span text:style-name="T18">lisaks detailsematele peatükkidele</text:span></text:p>
      <text:h text:style-name="Heading_20_3" text:outline-level="3"><text:bookmark-start text:name="__RefHeading__333_1302403536"/>4.3.1. Toiming 1<text:bookmark-end text:name="__RefHeading__333_1302403536"/></text:h>
      <text:p text:style-name="P22">Kui nüüd mõelda, kuidas ma võiksin misiganes tööd alustada, ss alustaksin koodist, mis andmebaasiga suhtleb. Minu teada on [eeldataval] kasutataval platvormil (Symfony) moodul, mis abstrahheerib andmebaasiga suhtlemist (ORM vms). Sellisel juhul peaks selles etapis selle mooduli konfiguratsiooni/klassid looma.</text:p>
      <text:h text:style-name="P63" text:outline-level="3"><text:bookmark-start text:name="__RefHeading__335_1302403536"/>4.3.1. Toiming 2<text:bookmark-end text:name="__RefHeading__335_1302403536"/></text:h>
      <text:p text:style-name="P23">Edasi sõltub juba konkreetsest tööst...</text:p>
      <text:p text:style-name="P20">“Muutsin seda v seda komponenti nii v nii v nii”...</text:p>
      <text:p text:style-name="P20">Või “lisasin midagi kuhugi”</text:p>
      <text:h text:style-name="P58" text:outline-level="2"><text:bookmark-start text:name="__RefHeading__337_1302403536"/>4.3. Testimine<text:bookmark-end text:name="__RefHeading__337_1302403536"/></text:h>
      <text:p text:style-name="P20">Arendajapoolne testimine... ei oska midagi erilist välja tuua. Siin tuleks kirjutada, kuidas arendaja veendus et süsteem tööta<text:span text:style-name="T15">b</text:span> õigesti, st nii nagu nõuete analüüsis kirjas + <text:span text:style-name="T7">mingil määral nii nagu inimlikkuse seisukohalt võiks eeldada.</text:span></text:p>
      <text:p text:style-name="P20"><text:span text:style-name="T23">Siia peaks minema</text:span> <text:span text:style-name="T7">igasugune tootja (ehk ss arendava ettevõtte) -poolne testimine, sh test-tiimi tegevused. Kuigi see ei ole enam lõputöö autori asi, peaks tal siiski olema ettekujutus, kuidas lahendust edaspidi testitakse tootjaorganisatsiooni-siseselt.</text:span></text:p>
      <text:h text:style-name="P54" text:outline-level="1"><text:bookmark-start text:name="__RefHeading__339_1302403536"/>5. Töö väljastamine kliendile<text:bookmark-end text:name="__RefHeading__339_1302403536"/></text:h>
      <text:p text:style-name="P21">Siia peaks minema toote üleandmisel kliendiga toimunud kommunikatsioon <text:span text:style-name="T19">ja toimingud</text:span>. Vb on kliendil mingeid kommentaare, mis tasuksid üles märkimist. Kas klient oli rahul (ma arvan, et ka see on oluline üles märkida) ning põhjused? Tihtipeale võib klient olla väga õnnelik ootustest paremini tehtud töö üle v pettunud oodatust halvema tulemuse pärast. <text:span text:style-name="T20">Viimasel juhul tasuks märkimist, miks see nii läks.</text:span></text:p>
      <text:h text:style-name="P59" text:outline-level="2"><text:bookmark-start text:name="__RefHeading__341_1302403536"/>5.1. Kliendipoolne testimine<text:bookmark-end text:name="__RefHeading__341_1302403536"/></text:h>
      <text:h text:style-name="P60" text:outline-level="2"><text:bookmark-start text:name="__RefHeading__343_1302403536"/>5.2. Töö viimine tootmisk<text:span text:style-name="T30">eskkonda</text:span><text:bookmark-end text:name="__RefHeading__343_1302403536"/></text:h>
      <text:p text:style-name="P21"/>
      <text:h text:style-name="P54" text:outline-level="1"><text:bookmark-start text:name="__RefHeading__345_1302403536"/>6. Tehtud töö tulevik<text:bookmark-end text:name="__RefHeading__345_1302403536"/></text:h>
      <text:p text:style-name="P21">Kas edaspidi peab veel selle tööga tegelema/<text:span text:style-name="T26">kas tegeletakse</text:span>? Nt haldamine, kasutajatugi. Kas, kuidas ja mis tingimustel tööd edasi arendatakse, sh bugfiximine?</text:p>
      <text:h text:style-name="P54" text:outline-level="1"><text:bookmark-start text:name="__RefHeading__347_1302403536"/>Kokkuvõte<text:bookmark-end text:name="__RefHeading__347_1302403536"/></text:h>
      <text:p text:style-name="P28"/>
      <text:h text:style-name="P55" text:outline-level="1"><text:bookmark-start text:name="__RefHeading__349_1302403536"/>Allikad<text:bookmark-end text:name="__RefHeading__349_1302403536"/></text:h>
      <text:p text:style-name="P27">Autor (aasta). pealkiri [link]</text:p>
      <text:p text:style-name="P27"/>
      <text:h text:style-name="P56" text:outline-level="1"><text:bookmark-start text:name="__RefHeading__351_1302403536"/>Lisad<text:bookmark-end text:name="__RefHeading__351_1302403536"/></text:h>
      <text:p text:style-name="P26">“Esimese lisa ette võib paigutada lehe pealkirjaga „Lisad“ ja esitada sellel lisade pealkirjade loetelu.” <text:span text:style-name="T21">(Tallinna Polütehnikum vms, 2012).</text:span></text:p>
      <text:p text:style-name="P24">Pealkirja kõrgust, suurust jms pole juhendis määratud <text:span text:style-name="T25">(minu teada)</text:span>, seega peaks praegune kõrgus jms sobima (seda oli mugav tekstiredaktoris teha).</text:p>
      <text:p text:style-name="P33"><draw:frame draw:style-name="fr2" draw:name="Frame2" text:anchor-type="paragraph" svg:width="165.19mm" svg:height="124.72mm" draw:z-index="1"><draw:text-box><text:p text:style-name="P36">Lisa <text:sequence text:ref-name="refLisa0" text:name="Lisa" text:formula="ooow:Lisa+1" style:num-format="1">1</text:sequence> <text:span text:style-name="T24">TODO</text:span></text:p><text:p text:style-name="P25">// <text:span text:style-name="T23">TODO:</text:span></text:p><text:list xml:id="list2131888409715333811" text:style-name="L1"><text:list-item><text:p text:style-name="P44">Jutumärgid</text:p></text:list-item><text:list-item><text:p text:style-name="P44">Mis ulatuses tuleks lõputöö tegemist kirjeldada, st pole vist mõtet seletada, kuidas toimib töö tegemiseks kasutatav arvuti kõvaketas.</text:p></text:list-item><text:list-item><text:p text:style-name="P44">Tundub, et peatükke on juurde vaja... kas see on hea mõte?</text:p><text:list><text:list-item><text:p text:style-name="P45">Töö tegemisel tekkinud probleemid, ehk mida autor õppis töö tegemise käigus</text:p></text:list-item><text:list-item><text:p text:style-name="P46">Erinevate tasemete kasutatavate süsteemide kirjeldus, nt võib olla puutun töö tegemise tõttu kokku serverite haldusega, tarkvara paigaldamisega või ss “uudsete, üliheade ja ülikiirete” JS teekidega, mis kõik arendaja eest ära teevad jms.</text:p></text:list-item><text:list-item><text:p text:style-name="P47">Võibolla ei peaks sissejuhatuses kõigest kirjutama, mis seal praegu on.</text:p></text:list-item><text:list-item><text:p text:style-name="P47">Üsna kindlasti on midagi väga olulist puudu... </text:p></text:list-item></text:list></text:list-item></text:list></draw:text-box></draw:frame><draw:frame draw:style-name="fr3" draw:name="Frame3" text:anchor-type="paragraph" svg:y="136.15mm" svg:width="165.51mm" draw:z-index="2"><draw:text-box fo:min-height="7.9mm"><text:p text:style-name="P36">Lisa <text:sequence text:ref-name="refLisa1" text:name="Lisa" text:formula="ooow:Lisa+1" style:num-format="1">2</text:sequence> Kood0</text:p><text:p text:style-name="P35">Kood....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paragraph-properties fo:margin-top="0mm" fo:margin-bottom="1.06mm" style:contextual-spacing="false"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6.45mm" style:type="center"/>
          <style:tab-stop style:position="152.91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6.45mm" style:type="center"/>
          <style:tab-stop style:position="152.91mm" style:type="right"/>
        </style:tab-stops>
      </style:paragraph-properties>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Sender" style:family="paragraph" style:parent-style-name="Standard" style:class="extra">
      <style:paragraph-properties fo:margin-top="0mm" fo:margin-bottom="1.06mm" style:contextual-spacing="false" text:number-lines="false" text:line-number="0"/>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2.9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47.9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2.93mm" style:type="right" style:leader-style="dotted" style:leader-text="."/>
        </style:tab-stops>
      </style:paragraph-properties>
    </style:style>
    <style:style style:name="Lis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none" style:vertical-pos="top" style:vertical-rel="paragraph-content" style:horizontal-pos="center" style:horizontal-rel="paragraph-content" fo:background-color="transparent" style:background-transparency="100%" draw:fill="solid" fo:padding="1.5mm" fo:border="0.06pt solid #000000" style:shadow="none" draw:shadow-opacity="100%">
        <style:background-image/>
        <style:columns fo:column-count="1" fo:column-gap="0mm"/>
      </style:graphic-propertie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5.4mm" fo:margin-bottom="25.4mm" fo:margin-left="31.7mm" fo:margin-right="25.4mm" fo:background-color="transparent" style:writing-mode="lr-tb" style:footnote-max-height="0mm">
        <style:background-image/>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73.01mm" fo:margin-bottom="25.4mm" fo:margin-left="31.7mm" fo:margin-right="25.4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Title_20_Page" style:display-name="Title Page"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8T12:07:21.748835790</meta:creation-date>
    <dc:date>2015-10-06T09:23:08.539551683</dc:date>
    <meta:editing-duration>PT7H18M31S</meta:editing-duration>
    <meta:editing-cycles>54</meta:editing-cycles>
    <meta:generator>LibreOffice/4.2.8.2$Linux_X86_64 LibreOffice_project/420m0$Build-2</meta:generator>
    <meta:document-statistic meta:table-count="0" meta:image-count="0" meta:object-count="0" meta:page-count="16" meta:paragraph-count="112" meta:word-count="961" meta:character-count="7127" meta:non-whitespace-character-count="6201"/>
  </office:meta>
</office:document-meta>
</file>